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101cm" fo:margin-left="0cm" table:align="left" style:shadow="none" style:may-break-between-rows="true" table:border-model="collapsing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768cm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9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1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19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1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5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7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9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1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2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1.B32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32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67ac6" officeooo:paragraph-rsid="00067ac6"/>
    </style:style>
    <style:style style:name="P2" style:family="paragraph" style:parent-style-name="Standard">
      <style:text-properties fo:font-size="16pt" fo:font-weight="bold" officeooo:rsid="00067ac6" officeooo:paragraph-rsid="00067ac6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officeooo:rsid="00067ac6" officeooo:paragraph-rsid="00067ac6" style:font-size-asian="14pt" style:font-size-complex="14pt"/>
    </style:style>
    <style:style style:name="P4" style:family="paragraph" style:parent-style-name="Standard">
      <style:text-properties fo:font-size="14pt" officeooo:rsid="00067ac6" officeooo:paragraph-rsid="000885c5" style:font-size-asian="14pt" style:font-size-complex="14pt"/>
    </style:style>
    <style:style style:name="P5" style:family="paragraph" style:parent-style-name="Standard">
      <style:text-properties fo:font-size="14pt" officeooo:rsid="0007961e" officeooo:paragraph-rsid="0007961e" style:font-size-asian="14pt" style:font-size-complex="14pt"/>
    </style:style>
    <style:style style:name="P6" style:family="paragraph" style:parent-style-name="Standard">
      <style:text-properties fo:color="#000000" loext:opacity="100%" style:font-name="IBMPlexMono" fo:font-size="12pt" fo:font-weight="normal" officeooo:paragraph-rsid="00067ac6" fo:background-color="#ffffff" style:font-size-asian="12pt" style:font-size-complex="12pt"/>
    </style:style>
    <style:style style:name="P7" style:family="paragraph" style:parent-style-name="Standard">
      <style:text-properties fo:color="#000000" loext:opacity="100%" style:font-name="IBMPlexMono" fo:font-size="12pt" fo:font-weight="normal" officeooo:paragraph-rsid="000885c5" fo:background-color="#ffffff" style:font-size-asian="12pt" style:font-size-complex="12pt"/>
    </style:style>
    <style:style style:name="P8" style:family="paragraph" style:parent-style-name="Standard">
      <style:text-properties officeooo:rsid="0007961e" officeooo:paragraph-rsid="0007961e"/>
    </style:style>
    <style:style style:name="P9" style:family="paragraph" style:parent-style-name="Standard">
      <style:text-properties officeooo:rsid="00086bf4" officeooo:paragraph-rsid="00086bf4"/>
    </style:style>
    <style:style style:name="P10" style:family="paragraph" style:parent-style-name="Standard">
      <style:text-properties fo:font-size="12pt" officeooo:rsid="00067ac6" officeooo:paragraph-rsid="00067ac6" style:font-size-asian="12pt" style:font-size-complex="12pt"/>
    </style:style>
    <style:style style:name="P11" style:family="paragraph" style:parent-style-name="Standard">
      <style:text-properties officeooo:rsid="00067ac6" officeooo:paragraph-rsid="00067ac6"/>
    </style:style>
    <style:style style:name="P12" style:family="paragraph" style:parent-style-name="Standard">
      <style:text-properties officeooo:rsid="000a2922" officeooo:paragraph-rsid="000a2922"/>
    </style:style>
    <style:style style:name="P13" style:family="paragraph" style:parent-style-name="Standard">
      <style:text-properties fo:font-size="12pt" officeooo:rsid="00067ac6" officeooo:paragraph-rsid="00067ac6" style:font-size-asian="12pt" style:font-size-complex="12pt"/>
    </style:style>
    <style:style style:name="P14" style:family="paragraph" style:parent-style-name="Standard">
      <style:text-properties fo:color="#000000" loext:opacity="100%" style:font-name="IBMPlexMono" fo:font-size="12pt" fo:font-weight="normal" officeooo:paragraph-rsid="00067ac6" fo:background-color="#ffffff" style:font-size-asian="12pt" style:font-size-complex="12pt"/>
    </style:style>
    <style:style style:name="P15" style:family="paragraph" style:parent-style-name="Standard">
      <style:text-properties fo:color="#000000" loext:opacity="100%" style:font-name="IBMPlexMono" fo:font-size="12pt" fo:font-weight="normal" officeooo:paragraph-rsid="000885c5" fo:background-color="#fffff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85c5" officeooo:paragraph-rsid="000885c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86bf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885c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7961e" officeooo:paragraph-rsid="00079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6bf4" officeooo:paragraph-rsid="00086b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86bf4" officeooo:paragraph-rsid="000885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2922" officeooo:paragraph-rsid="000a2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86bf4"/>
    </style:style>
    <style:style style:name="T2" style:family="text">
      <style:text-properties officeooo:rsid="000885c5"/>
    </style:style>
    <style:style style:name="T3" style:family="text">
      <style:text-properties officeooo:rsid="0009fed2"/>
    </style:style>
    <style:style style:name="T4" style:family="text">
      <style:text-properties officeooo:rsid="000a2922"/>
    </style:style>
    <style:style style:name="T5" style:family="text">
      <style:text-properties fo:color="#000000" loext:opacity="100%" style:font-name="IBMPlexMono" fo:font-size="12pt" fo:font-weight="normal" fo:background-color="#ffffff" loext:char-shading-value="0" style:font-size-asian="12pt" style:font-size-complex="12pt"/>
    </style:style>
    <style:style style:name="T6" style:family="text">
      <style:text-properties officeooo:rsid="000d5b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t <text:span text:style-name="T3">Near By</text:span> Facilit<text:span text:style-name="T3">y</text:span> API</text:p>
      <text:p text:style-name="P1"/>
      <text:p text:style-name="P3">End Point:</text:p>
      <text:p text:style-name="P1"/>
      <text:p text:style-name="P1">http://127.0.0.1:8000/api/facility/nearby/</text:p>
      <text:p text:style-name="P1"/>
      <text:p text:style-name="P1"/>
      <text:p text:style-name="P3">Flow:</text:p>
      <text:p text:style-name="P1"/>
      <text:p text:style-name="P1">This API is used to get <text:span text:style-name="T4">nearest specified</text:span> facilit<text:span text:style-name="T4">y from given longitude and latitude</text:span> available in postgre<text:span text:style-name="T1">sql</text:span> database.</text:p>
      <text:p text:style-name="P1"/>
      <text:p text:style-name="P1">Additionally we added a pagination functionality to this API so that user can get the records in specified amount.</text:p>
      <text:p text:style-name="P1"/>
      <text:p text:style-name="P12">This API will give atleast 5 nearest specified facility from given longitude and latitude.</text:p>
      <text:p text:style-name="P12"/>
      <text:p text:style-name="P12">We also added custom field closest_distance so that user can find out the distance from facility and can compare the distances of number of facility from given longitude and latitude. The unit of closest_distance is m<text:span text:style-name="T6">eter</text:span>.</text:p>
      <text:p text:style-name="P1"/>
      <text:p text:style-name="P1"/>
      <text:p text:style-name="P5">Field Mapping:</text:p>
      <text:p text:style-name="P8"/>
      <text:p text:style-name="P9">Database Name: postgres</text:p>
      <text:p text:style-name="P8"/>
      <table:table table:name="Table1" table:style-name="Table1" table:template-name="Simple Grid Columns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Request_Response_Field</text:p>
          </table:table-cell>
          <table:table-cell table:style-name="Table1.B1" office:value-type="string">
            <text:p text:style-name="P19">Database_Table_Name</text:p>
          </table:table-cell>
          <table:table-cell table:style-name="Table1.A1" office:value-type="string">
            <text:p text:style-name="P19">Table_Field_Name</text:p>
          </table:table-cell>
        </table:table-row>
        <table:table-row table:style-name="Table1.2">
          <table:table-cell table:style-name="Table1.A2" office:value-type="string">
            <text:p text:style-name="P19">id</text:p>
          </table:table-cell>
          <table:table-cell table:style-name="Table1.B2" office:value-type="string">
            <text:p text:style-name="P20">facility_app_facility</text:p>
          </table:table-cell>
          <table:table-cell table:style-name="Table1.C2" office:value-type="string">
            <text:p text:style-name="P20">id</text:p>
          </table:table-cell>
        </table:table-row>
        <table:table-row>
          <table:table-cell table:style-name="Table1.A2" office:value-type="string">
            <text:p text:style-name="P22">closest_distance</text:p>
          </table:table-cell>
          <table:table-cell table:style-name="Table1.B3" office:value-type="string">
            <text:p text:style-name="P20">-</text:p>
          </table:table-cell>
          <table:table-cell table:style-name="Table1.C3" office:value-type="string">
            <text:p text:style-name="P20">-</text:p>
          </table:table-cell>
        </table:table-row>
        <table:table-row>
          <table:table-cell table:style-name="Table1.A2" office:value-type="string">
            <text:p text:style-name="P20">location_id</text:p>
          </table:table-cell>
          <table:table-cell table:style-name="Table1.B4" office:value-type="string">
            <text:p text:style-name="P20">facility_app_facility</text:p>
          </table:table-cell>
          <table:table-cell table:style-name="Table1.C4" office:value-type="string">
            <text:p text:style-name="P20">location_id</text:p>
          </table:table-cell>
        </table:table-row>
        <table:table-row>
          <table:table-cell table:style-name="Table1.A2" office:value-type="string">
            <text:p text:style-name="P20">applicant</text:p>
          </table:table-cell>
          <table:table-cell table:style-name="Table1.B5" office:value-type="string">
            <text:p text:style-name="P20">facility_app_facility</text:p>
          </table:table-cell>
          <table:table-cell table:style-name="Table1.C5" office:value-type="string">
            <text:p text:style-name="P20">applicant</text:p>
          </table:table-cell>
        </table:table-row>
        <table:table-row>
          <table:table-cell table:style-name="Table1.A2" office:value-type="string">
            <text:p text:style-name="P20">facility_type</text:p>
          </table:table-cell>
          <table:table-cell table:style-name="Table1.B6" office:value-type="string">
            <text:p text:style-name="P20">facility_app_facility</text:p>
          </table:table-cell>
          <table:table-cell table:style-name="Table1.C6" office:value-type="string">
            <text:p text:style-name="P20">facility_type</text:p>
          </table:table-cell>
        </table:table-row>
        <table:table-row>
          <table:table-cell table:style-name="Table1.A2" office:value-type="string">
            <text:p text:style-name="P20">cnn</text:p>
          </table:table-cell>
          <table:table-cell table:style-name="Table1.B7" office:value-type="string">
            <text:p text:style-name="P20">facility_app_facility</text:p>
          </table:table-cell>
          <table:table-cell table:style-name="Table1.C7" office:value-type="string">
            <text:p text:style-name="P20">cnn</text:p>
          </table:table-cell>
        </table:table-row>
        <table:table-row>
          <table:table-cell table:style-name="Table1.A2" office:value-type="string">
            <text:p text:style-name="P17">location_description</text:p>
          </table:table-cell>
          <table:table-cell table:style-name="Table1.B8" office:value-type="string">
            <text:p text:style-name="P20">facility_app_facility</text:p>
          </table:table-cell>
          <table:table-cell table:style-name="Table1.C8" office:value-type="string">
            <text:p text:style-name="P17">location_description</text:p>
          </table:table-cell>
        </table:table-row>
        <table:table-row>
          <table:table-cell table:style-name="Table1.A2" office:value-type="string">
            <text:p text:style-name="P17">address</text:p>
          </table:table-cell>
          <table:table-cell table:style-name="Table1.B9" office:value-type="string">
            <text:p text:style-name="P20">facility_app_facility</text:p>
          </table:table-cell>
          <table:table-cell table:style-name="Table1.C9" office:value-type="string">
            <text:p text:style-name="P17">address</text:p>
          </table:table-cell>
        </table:table-row>
        <table:table-row>
          <table:table-cell table:style-name="Table1.A2" office:value-type="string">
            <text:p text:style-name="P17">blocklot</text:p>
          </table:table-cell>
          <table:table-cell table:style-name="Table1.B10" office:value-type="string">
            <text:p text:style-name="P20">facility_app_facility</text:p>
          </table:table-cell>
          <table:table-cell table:style-name="Table1.C10" office:value-type="string">
            <text:p text:style-name="P17">blocklot</text:p>
          </table:table-cell>
        </table:table-row>
        <table:table-row>
          <table:table-cell table:style-name="Table1.A2" office:value-type="string">
            <text:p text:style-name="P17">block</text:p>
          </table:table-cell>
          <table:table-cell table:style-name="Table1.B11" office:value-type="string">
            <text:p text:style-name="P20">facility_app_facility</text:p>
          </table:table-cell>
          <table:table-cell table:style-name="Table1.C11" office:value-type="string">
            <text:p text:style-name="P17">block</text:p>
          </table:table-cell>
        </table:table-row>
        <table:table-row>
          <table:table-cell table:style-name="Table1.A2" office:value-type="string">
            <text:p text:style-name="P17">lot</text:p>
          </table:table-cell>
          <table:table-cell table:style-name="Table1.B12" office:value-type="string">
            <text:p text:style-name="P20">facility_app_facility</text:p>
          </table:table-cell>
          <table:table-cell table:style-name="Table1.C12" office:value-type="string">
            <text:p text:style-name="P18">lot</text:p>
          </table:table-cell>
        </table:table-row>
        <table:table-row>
          <table:table-cell table:style-name="Table1.A2" office:value-type="string">
            <text:p text:style-name="P17">permit</text:p>
          </table:table-cell>
          <table:table-cell table:style-name="Table1.B13" office:value-type="string">
            <text:p text:style-name="P20">facility_app_facility</text:p>
          </table:table-cell>
          <table:table-cell table:style-name="Table1.C13" office:value-type="string">
            <text:p text:style-name="P18">permit</text:p>
          </table:table-cell>
        </table:table-row>
        <table:table-row>
          <table:table-cell table:style-name="Table1.A2" office:value-type="string">
            <text:p text:style-name="P17">status</text:p>
          </table:table-cell>
          <table:table-cell table:style-name="Table1.B14" office:value-type="string">
            <text:p text:style-name="P20">facility_app_facility</text:p>
          </table:table-cell>
          <table:table-cell table:style-name="Table1.C14" office:value-type="string">
            <text:p text:style-name="P18">status</text:p>
          </table:table-cell>
        </table:table-row>
        <table:table-row>
          <table:table-cell table:style-name="Table1.A2" office:value-type="string">
            <text:p text:style-name="P17">foodItems</text:p>
          </table:table-cell>
          <table:table-cell table:style-name="Table1.B15" office:value-type="string">
            <text:p text:style-name="P20">facility_app_facility</text:p>
          </table:table-cell>
          <table:table-cell table:style-name="Table1.C15" office:value-type="string">
            <text:p text:style-name="P18">foodItems</text:p>
          </table:table-cell>
        </table:table-row>
        <table:table-row>
          <table:table-cell table:style-name="Table1.A2" office:value-type="string">
            <text:p text:style-name="P17">x</text:p>
          </table:table-cell>
          <table:table-cell table:style-name="Table1.B16" office:value-type="string">
            <text:p text:style-name="P20">facility_app_facility</text:p>
          </table:table-cell>
          <table:table-cell table:style-name="Table1.C16" office:value-type="string">
            <text:p text:style-name="P18">x</text:p>
          </table:table-cell>
        </table:table-row>
        <table:table-row>
          <table:table-cell table:style-name="Table1.A2" office:value-type="string">
            <text:p text:style-name="P17">y</text:p>
          </table:table-cell>
          <table:table-cell table:style-name="Table1.B17" office:value-type="string">
            <text:p text:style-name="P20">facility_app_facility</text:p>
          </table:table-cell>
          <table:table-cell table:style-name="Table1.C17" office:value-type="string">
            <text:p text:style-name="P18">y</text:p>
          </table:table-cell>
        </table:table-row>
        <table:table-row>
          <table:table-cell table:style-name="Table1.A2" office:value-type="string">
            <text:p text:style-name="P17">latitude</text:p>
          </table:table-cell>
          <table:table-cell table:style-name="Table1.B18" office:value-type="string">
            <text:p text:style-name="P21">facility_app_facility</text:p>
          </table:table-cell>
          <table:table-cell table:style-name="Table1.C18" office:value-type="string">
            <text:p text:style-name="P18">latitude</text:p>
          </table:table-cell>
        </table:table-row>
        <table:table-row>
          <table:table-cell table:style-name="Table1.A2" office:value-type="string">
            <text:p text:style-name="P17">longitude</text:p>
          </table:table-cell>
          <table:table-cell table:style-name="Table1.B19" office:value-type="string">
            <text:p text:style-name="P21">facility_app_facility</text:p>
          </table:table-cell>
          <table:table-cell table:style-name="Table1.C19" office:value-type="string">
            <text:p text:style-name="P18">longitude</text:p>
          </table:table-cell>
        </table:table-row>
        <table:table-row>
          <table:table-cell table:style-name="Table1.A2" office:value-type="string">
            <text:p text:style-name="P18">schedule</text:p>
          </table:table-cell>
          <table:table-cell table:style-name="Table1.B20" office:value-type="string">
            <text:p text:style-name="P21">facility_app_facility</text:p>
          </table:table-cell>
          <table:table-cell table:style-name="Table1.C20" office:value-type="string">
            <text:p text:style-name="P18">schedule</text:p>
          </table:table-cell>
        </table:table-row>
        <table:table-row>
          <table:table-cell table:style-name="Table1.A2" office:value-type="string">
            <text:p text:style-name="P18">dayshours</text:p>
          </table:table-cell>
          <table:table-cell table:style-name="Table1.B21" office:value-type="string">
            <text:p text:style-name="P21">facility_app_facility</text:p>
          </table:table-cell>
          <table:table-cell table:style-name="Table1.C21" office:value-type="string">
            <text:p text:style-name="P18">dayshours</text:p>
          </table:table-cell>
        </table:table-row>
        <table:table-row>
          <table:table-cell table:style-name="Table1.A2" office:value-type="string">
            <text:p text:style-name="P18">noi_sent</text:p>
          </table:table-cell>
          <table:table-cell table:style-name="Table1.B22" office:value-type="string">
            <text:p text:style-name="P21">facility_app_facility</text:p>
          </table:table-cell>
          <table:table-cell table:style-name="Table1.C22" office:value-type="string">
            <text:p text:style-name="P18">noi_sent</text:p>
          </table:table-cell>
        </table:table-row>
        <table:table-row>
          <table:table-cell table:style-name="Table1.A2" office:value-type="string">
            <text:p text:style-name="P18">approved</text:p>
          </table:table-cell>
          <table:table-cell table:style-name="Table1.B23" office:value-type="string">
            <text:p text:style-name="P21">facility_app_facility</text:p>
          </table:table-cell>
          <table:table-cell table:style-name="Table1.C23" office:value-type="string">
            <text:p text:style-name="P18">approved</text:p>
          </table:table-cell>
        </table:table-row>
        <table:table-row>
          <table:table-cell table:style-name="Table1.A2" office:value-type="string">
            <text:p text:style-name="P18">received</text:p>
          </table:table-cell>
          <table:table-cell table:style-name="Table1.B24" office:value-type="string">
            <text:p text:style-name="P21">facility_app_facility</text:p>
          </table:table-cell>
          <table:table-cell table:style-name="Table1.C24" office:value-type="string">
            <text:p text:style-name="P18">received</text:p>
          </table:table-cell>
        </table:table-row>
        <text:soft-page-break/>
        <table:table-row table:style-name="Table1.2">
          <table:table-cell table:style-name="Table1.A2" office:value-type="string">
            <text:p text:style-name="P18">prior_permit</text:p>
          </table:table-cell>
          <table:table-cell table:style-name="Table1.B25" office:value-type="string">
            <text:p text:style-name="P21">facility_app_facility</text:p>
          </table:table-cell>
          <table:table-cell table:style-name="Table1.C25" office:value-type="string">
            <text:p text:style-name="P18">prior_permit</text:p>
          </table:table-cell>
        </table:table-row>
        <table:table-row table:style-name="Table1.2">
          <table:table-cell table:style-name="Table1.A2" office:value-type="string">
            <text:p text:style-name="P16">expiration_date</text:p>
          </table:table-cell>
          <table:table-cell table:style-name="Table1.B26" office:value-type="string">
            <text:p text:style-name="P21">facility_app_facility</text:p>
          </table:table-cell>
          <table:table-cell table:style-name="Table1.C26" office:value-type="string">
            <text:p text:style-name="P18">expiration_date</text:p>
          </table:table-cell>
        </table:table-row>
        <table:table-row table:style-name="Table1.2">
          <table:table-cell table:style-name="Table1.A2" office:value-type="string">
            <text:p text:style-name="P16">location</text:p>
          </table:table-cell>
          <table:table-cell table:style-name="Table1.B27" office:value-type="string">
            <text:p text:style-name="P21">facility_app_facility</text:p>
          </table:table-cell>
          <table:table-cell table:style-name="Table1.C27" office:value-type="string">
            <text:p text:style-name="P18">location</text:p>
          </table:table-cell>
        </table:table-row>
        <table:table-row table:style-name="Table1.2">
          <table:table-cell table:style-name="Table1.A2" office:value-type="string">
            <text:p text:style-name="P16">fire_prevention_districts</text:p>
          </table:table-cell>
          <table:table-cell table:style-name="Table1.B28" office:value-type="string">
            <text:p text:style-name="P21">facility_app_facility</text:p>
          </table:table-cell>
          <table:table-cell table:style-name="Table1.C28" office:value-type="string">
            <text:p text:style-name="P18">fire_prevention_districts</text:p>
          </table:table-cell>
        </table:table-row>
        <table:table-row table:style-name="Table1.2">
          <table:table-cell table:style-name="Table1.A2" office:value-type="string">
            <text:p text:style-name="P16">police_districts</text:p>
          </table:table-cell>
          <table:table-cell table:style-name="Table1.B29" office:value-type="string">
            <text:p text:style-name="P21">facility_app_facility</text:p>
          </table:table-cell>
          <table:table-cell table:style-name="Table1.C29" office:value-type="string">
            <text:p text:style-name="P18">police_districts</text:p>
          </table:table-cell>
        </table:table-row>
        <table:table-row table:style-name="Table1.2">
          <table:table-cell table:style-name="Table1.A2" office:value-type="string">
            <text:p text:style-name="P16">supervisor_districts</text:p>
          </table:table-cell>
          <table:table-cell table:style-name="Table1.B30" office:value-type="string">
            <text:p text:style-name="P21">facility_app_facility</text:p>
          </table:table-cell>
          <table:table-cell table:style-name="Table1.C30" office:value-type="string">
            <text:p text:style-name="P18">supervisor_districts</text:p>
          </table:table-cell>
        </table:table-row>
        <table:table-row table:style-name="Table1.2">
          <table:table-cell table:style-name="Table1.A2" office:value-type="string">
            <text:p text:style-name="P16">zip_codes</text:p>
          </table:table-cell>
          <table:table-cell table:style-name="Table1.B31" office:value-type="string">
            <text:p text:style-name="P21">facility_app_facility</text:p>
          </table:table-cell>
          <table:table-cell table:style-name="Table1.C31" office:value-type="string">
            <text:p text:style-name="P18">zip_codes</text:p>
          </table:table-cell>
        </table:table-row>
        <table:table-row table:style-name="Table1.2">
          <table:table-cell table:style-name="Table1.A32" office:value-type="string">
            <text:p text:style-name="P16">neighborhoods_old</text:p>
          </table:table-cell>
          <table:table-cell table:style-name="Table1.B32" office:value-type="string">
            <text:p text:style-name="P21">facility_app_facility</text:p>
          </table:table-cell>
          <table:table-cell table:style-name="Table1.C32" office:value-type="string">
            <text:p text:style-name="P18">neighborhoods_old</text:p>
          </table:table-cell>
        </table:table-row>
      </table:table>
      <text:p text:style-name="P8"/>
      <text:p text:style-name="P1"/>
      <text:p text:style-name="P1"/>
      <text:p text:style-name="P3">Request:</text:p>
      <text:p text:style-name="P1"/>
      <text:p text:style-name="P10">{</text:p>
      <text:p text:style-name="P10"><text:s text:c="2"/>"facility_type": "Truck",</text:p>
      <text:p text:style-name="P10"><text:s text:c="2"/>"longitude": "-122.4925212449949",</text:p>
      <text:p text:style-name="P10"><text:s text:c="2"/>"latitude": "37.72188970870838",</text:p>
      <text:p text:style-name="P10"><text:s text:c="2"/>"facility_count": "5"</text:p>
      <text:p text:style-name="P10">}</text:p>
      <text:p text:style-name="P1"/>
      <text:p text:style-name="P1"/>
      <text:p text:style-name="P3">Response:</text:p>
      <text:p text:style-name="P1"/>
      <text:p text:style-name="P6">{</text:p>
      <text:p text:style-name="P6"><text:s text:c="2"/>"previous": null,</text:p>
      <text:p text:style-name="P6"><text:s text:c="2"/>"next": null,</text:p>
      <text:p text:style-name="P6"><text:s text:c="2"/>"facility_available": 5,</text:p>
      <text:p text:style-name="P6"><text:s text:c="2"/>"facilities": [</text:p>
      <text:p text:style-name="P6"><text:s text:c="4"/>{</text:p>
      <text:p text:style-name="P6"><text:s text:c="6"/>"id": 3,</text:p>
      <text:p text:style-name="P6"><text:s text:c="6"/>"closest_distance": "0.0 m",</text:p>
      <text:p text:style-name="P6"><text:s text:c="6"/>"location_id": 1722089,</text:p>
      <text:p text:style-name="P6"><text:s text:c="6"/>"applicant": "Casita Vegana",</text:p>
      <text:p text:style-name="P6"><text:s text:c="6"/>"facility_type": "Truck",</text:p>
      <text:p text:style-name="P6"><text:s text:c="6"/>"cnn": 7553000,</text:p>
      <text:p text:style-name="P6"><text:s text:c="6"/>"location_description": "JOHN MUIR DR: LAKE MERCED BLVD to SKYLINE BLVD (200 - 699)",</text:p>
      <text:p text:style-name="P6"><text:s text:c="6"/>"address": "Assessors Block 7283/Lot004",</text:p>
      <text:p text:style-name="P6"><text:s text:c="6"/>"blocklot": "7283004",</text:p>
      <text:p text:style-name="P6"><text:s text:c="6"/>"block": "7283",</text:p>
      <text:p text:style-name="P6"><text:s text:c="6"/>"lot": "004",</text:p>
      <text:p text:style-name="P6"><text:s text:c="6"/>"permit": "23MFF-00005",</text:p>
      <text:p text:style-name="P6"><text:s text:c="6"/>"status": "APPROVED",</text:p>
      <text:p text:style-name="P6"><text:s text:c="6"/>"foodItems": "Coffee: Vegan Pastries: Vegan Hot Dogs: Vegan Tamales: Te: Vegan Shakes",</text:p>
      <text:p text:style-name="P6"><text:s text:c="6"/>"x": 5985417.15,</text:p>
      <text:p text:style-name="P6"><text:s text:c="6"/>"y": 2091453.145,</text:p>
      <text:p text:style-name="P6"><text:s text:c="6"/>"latitude": 37.72188970870838,</text:p>
      <text:p text:style-name="P6"><text:s text:c="6"/>"longitude": -122.4925212449949,</text:p>
      <text:p text:style-name="P6"><text:soft-page-break/><text:s text:c="6"/>"schedule": "http://bsm.sfdpw.org/PermitsTracker/reports/report.aspx?title=schedule&amp;report=rptSchedule&amp;params=permit=23MFF-00005&amp;ExportPDF=1&amp;Filename=23MFF-00005_schedule.pdf",</text:p>
      <text:p text:style-name="P6"><text:s text:c="6"/>"dayshours": null,</text:p>
      <text:p text:style-name="P6"><text:s text:c="6"/>"noi_sent": null,</text:p>
      <text:p text:style-name="P6"><text:s text:c="6"/>"approved": "08/30/2023 12:00:00 AM",</text:p>
      <text:p text:style-name="P6"><text:s text:c="6"/>"received": 20230829,</text:p>
      <text:p text:style-name="P6"><text:s text:c="6"/>"prior_permit": 0,</text:p>
      <text:p text:style-name="P6"><text:s text:c="6"/>"expiration_date": "11/15/2024 12:00:00 AM",</text:p>
      <text:p text:style-name="P6"><text:s text:c="6"/>"location": "(37.72188970870838, -122.4925212449949)",</text:p>
      <text:p text:style-name="P6"><text:s text:c="6"/>"fire_prevention_districts": 1,</text:p>
      <text:p text:style-name="P6"><text:s text:c="6"/>"police_districts": 8,</text:p>
      <text:p text:style-name="P6"><text:s text:c="6"/>"supervisor_districts": 4,</text:p>
      <text:p text:style-name="P6"><text:s text:c="6"/>"zip_codes": 64,</text:p>
      <text:p text:style-name="P6"><text:s text:c="6"/>"neighborhoods_old": 14</text:p>
      <text:p text:style-name="P6"><text:s text:c="4"/>},</text:p>
      <text:p text:style-name="P6"><text:s text:c="4"/>{</text:p>
      <text:p text:style-name="P6"><text:s text:c="6"/>"id": 86,</text:p>
      <text:p text:style-name="P6"><text:s text:c="6"/>"closest_distance": "1550.32554633 m",</text:p>
      <text:p text:style-name="P6"><text:s text:c="6"/>"location_id": 1723795,</text:p>
      <text:p text:style-name="P6"><text:s text:c="6"/>"applicant": "Natan's Catering",</text:p>
      <text:p text:style-name="P6"><text:s text:c="6"/>"facility_type": "Truck",</text:p>
      <text:p text:style-name="P6"><text:s text:c="6"/>"cnn": 0,</text:p>
      <text:p text:style-name="P6"><text:s text:c="6"/>"location_description": null,</text:p>
      <text:p text:style-name="P6"><text:s text:c="6"/>"address": "Assessors Block 7295/Lot022",</text:p>
      <text:p text:style-name="P6"><text:s text:c="6"/>"blocklot": "7295022",</text:p>
      <text:p text:style-name="P6"><text:s text:c="6"/>"block": "7295",</text:p>
      <text:p text:style-name="P6"><text:s text:c="6"/>"lot": "022",</text:p>
      <text:p text:style-name="P6"><text:s text:c="6"/>"permit": "23MFF-00006",</text:p>
      <text:p text:style-name="P6"><text:s text:c="6"/>"status": "APPROVED",</text:p>
      <text:p text:style-name="P6"><text:s text:c="6"/>"foodItems": "Burgers: melts: hot dogs: burritos:sandwiches: fries: onion rings: drinks",</text:p>
      <text:p text:style-name="P6"><text:s text:c="6"/>"x": 5989624.724,</text:p>
      <text:p text:style-name="P6"><text:s text:c="6"/>"y": 2094318.981,</text:p>
      <text:p text:style-name="P6"><text:s text:c="6"/>"latitude": 37.730003683189196,</text:p>
      <text:p text:style-name="P6"><text:s text:c="6"/>"longitude": -122.4781863254146,</text:p>
      <text:p text:style-name="P6"><text:s text:c="6"/>"schedule": "http://bsm.sfdpw.org/PermitsTracker/reports/report.aspx?title=schedule&amp;report=rptSchedule&amp;params=permit=23MFF-00006&amp;ExportPDF=1&amp;Filename=23MFF-00006_schedule.pdf",</text:p>
      <text:p text:style-name="P6"><text:s text:c="6"/>"dayshours": null,</text:p>
      <text:p text:style-name="P6"><text:s text:c="6"/>"noi_sent": null,</text:p>
      <text:p text:style-name="P6"><text:s text:c="6"/>"approved": "09/12/2023 12:00:00 AM",</text:p>
      <text:p text:style-name="P6"><text:s text:c="6"/>"received": 20230911,</text:p>
      <text:p text:style-name="P6"><text:s text:c="6"/>"prior_permit": 1,</text:p>
      <text:p text:style-name="P6"><text:s text:c="6"/>"expiration_date": "11/15/2024 12:00:00 AM",</text:p>
      <text:p text:style-name="P6"><text:s text:c="6"/>"location": "(37.730003683189196, -122.4781863254146)",</text:p>
      <text:p text:style-name="P6"><text:s text:c="6"/>"fire_prevention_districts": 1,</text:p>
      <text:p text:style-name="P6"><text:s text:c="6"/>"police_districts": 8,</text:p>
      <text:p text:style-name="P6"><text:s text:c="6"/>"supervisor_districts": 4,</text:p>
      <text:p text:style-name="P6"><text:s text:c="6"/>"zip_codes": 64,</text:p>
      <text:p text:style-name="P6"><text:s text:c="6"/>"neighborhoods_old": 14</text:p>
      <text:p text:style-name="P6"><text:s text:c="4"/>},</text:p>
      <text:p text:style-name="P6"><text:soft-page-break/><text:s text:c="4"/>{</text:p>
      <text:p text:style-name="P6"><text:s text:c="6"/>"id": 302,</text:p>
      <text:p text:style-name="P6"><text:s text:c="6"/>"closest_distance": "2163.41910129 m",</text:p>
      <text:p text:style-name="P6"><text:s text:c="6"/>"location_id": 931093,</text:p>
      <text:p text:style-name="P6"><text:s text:c="6"/>"applicant": "Swell Cream &amp; Coffee",</text:p>
      <text:p text:style-name="P6"><text:s text:c="6"/>"facility_type": "Truck",</text:p>
      <text:p text:style-name="P6"><text:s text:c="6"/>"cnn": 12412000,</text:p>
      <text:p text:style-name="P6"><text:s text:c="6"/>"location_description": "TARAVAL ST: 36TH AVE to SUNSET BLVD (2600 - 2649)",</text:p>
      <text:p text:style-name="P6"><text:s text:c="6"/>"address": "2401 36TH AVE",</text:p>
      <text:p text:style-name="P6"><text:s text:c="6"/>"blocklot": "2389001",</text:p>
      <text:p text:style-name="P6"><text:s text:c="6"/>"block": "2389",</text:p>
      <text:p text:style-name="P6"><text:s text:c="6"/>"lot": "001",</text:p>
      <text:p text:style-name="P6"><text:s text:c="6"/>"permit": "17MFF-0002",</text:p>
      <text:p text:style-name="P6"><text:s text:c="6"/>"status": "REQUESTED",</text:p>
      <text:p text:style-name="P6"><text:s text:c="6"/>"foodItems": "Ice cream: coffee: pastries",</text:p>
      <text:p text:style-name="P6"><text:s text:c="6"/>"x": 5985030.8,</text:p>
      <text:p text:style-name="P6"><text:s text:c="6"/>"y": 2098527.088,</text:p>
      <text:p text:style-name="P6"><text:s text:c="6"/>"latitude": 37.7412902847707,</text:p>
      <text:p text:style-name="P6"><text:s text:c="6"/>"longitude": -122.49437792043544,</text:p>
      <text:p text:style-name="P6"><text:s text:c="6"/>"schedule": "http://bsm.sfdpw.org/PermitsTracker/reports/report.aspx?title=schedule&amp;report=rptSchedule&amp;params=permit=17MFF-0002&amp;ExportPDF=1&amp;Filename=17MFF-0002_schedule.pdf",</text:p>
      <text:p text:style-name="P6"><text:s text:c="6"/>"dayshours": null,</text:p>
      <text:p text:style-name="P6"><text:s text:c="6"/>"noi_sent": null,</text:p>
      <text:p text:style-name="P6"><text:s text:c="6"/>"approved": null,</text:p>
      <text:p text:style-name="P6"><text:s text:c="6"/>"received": 20170130,</text:p>
      <text:p text:style-name="P6"><text:s text:c="6"/>"prior_permit": 0,</text:p>
      <text:p text:style-name="P6"><text:s text:c="6"/>"expiration_date": "01/30/2018 12:00:00 AM",</text:p>
      <text:p text:style-name="P6"><text:s text:c="6"/>"location": "(37.7412902847707, -122.49437792043544)",</text:p>
      <text:p text:style-name="P6"><text:s text:c="6"/>"fire_prevention_districts": 1,</text:p>
      <text:p text:style-name="P6"><text:s text:c="6"/>"police_districts": 8,</text:p>
      <text:p text:style-name="P6"><text:s text:c="6"/>"supervisor_districts": 3,</text:p>
      <text:p text:style-name="P6"><text:s text:c="6"/>"zip_codes": 29491,</text:p>
      <text:p text:style-name="P6"><text:s text:c="6"/>"neighborhoods_old": 35</text:p>
      <text:p text:style-name="P6"><text:s text:c="4"/>},</text:p>
      <text:p text:style-name="P6"><text:s text:c="4"/>{</text:p>
      <text:p text:style-name="P6"><text:s text:c="6"/>"id": 175,</text:p>
      <text:p text:style-name="P6"><text:s text:c="6"/>"closest_distance": "2279.1719213 m",</text:p>
      <text:p text:style-name="P6"><text:s text:c="6"/>"location_id": 1163792,</text:p>
      <text:p text:style-name="P6"><text:s text:c="6"/>"applicant": "SOHOMEI, LLC",</text:p>
      <text:p text:style-name="P6"><text:s text:c="6"/>"facility_type": "Truck",</text:p>
      <text:p text:style-name="P6"><text:s text:c="6"/>"cnn": 12583000,</text:p>
      <text:p text:style-name="P6"><text:s text:c="6"/>"location_description": "THOMAS MORE WAY: BROTHERHOOD WAY \\ CHUMASERO DR to SAN FRANCISCO GOLF CLUB RD (1 - 99)",</text:p>
      <text:p text:style-name="P6"><text:s text:c="6"/>"address": "1 THOMAS MORE WAY",</text:p>
      <text:p text:style-name="P6"><text:s text:c="6"/>"blocklot": "7380027",</text:p>
      <text:p text:style-name="P6"><text:s text:c="6"/>"block": "7380",</text:p>
      <text:p text:style-name="P6"><text:s text:c="6"/>"lot": "027",</text:p>
      <text:p text:style-name="P6"><text:s text:c="6"/>"permit": "18MFF-0028",</text:p>
      <text:p text:style-name="P6"><text:s text:c="6"/>"status": "REQUESTED",</text:p>
      <text:p text:style-name="P6"><text:soft-page-break/><text:s text:c="6"/>"foodItems": "COLD TRUCK. Deli: bbq chicken skewer: Chinese spring roll: Chinese fried rice/noodle: fried chicken leg/wing: bbq chicken sandwich: chicken cheese burger: burrito: lumpia. Snack: sunflower seeds: muffins: chips: snickers: kit-kat: 10 types of chocolate. Drinks: Coke: 7-Up: Dr. Pepper: Pepsi: Redbull: Vitamin Water: Rockstar: Coconut Juice: Water. Hot drinks: coffee: tea.",</text:p>
      <text:p text:style-name="P6"><text:s text:c="6"/>"x": 5991430.02662,</text:p>
      <text:p text:style-name="P6"><text:s text:c="6"/>"y": 2086996.77488,</text:p>
      <text:p text:style-name="P6"><text:s text:c="6"/>"latitude": 37.710003334289446,</text:p>
      <text:p text:style-name="P6"><text:s text:c="6"/>"longitude": -122.47141191312888,</text:p>
      <text:p text:style-name="P6"><text:s text:c="6"/>"schedule": "http://bsm.sfdpw.org/PermitsTracker/reports/report.aspx?title=schedule&amp;report=rptSchedule&amp;params=permit=18MFF-0028&amp;ExportPDF=1&amp;Filename=18MFF-0028_schedule.pdf",</text:p>
      <text:p text:style-name="P6"><text:s text:c="6"/>"dayshours": "Mo-Fr:7AM-8AM/10AM-11AM/12PM-1PM",</text:p>
      <text:p text:style-name="P6"><text:s text:c="6"/>"noi_sent": null,</text:p>
      <text:p text:style-name="P6"><text:s text:c="6"/>"approved": null,</text:p>
      <text:p text:style-name="P6"><text:s text:c="6"/>"received": 20180521,</text:p>
      <text:p text:style-name="P6"><text:s text:c="6"/>"prior_permit": 1,</text:p>
      <text:p text:style-name="P6"><text:s text:c="6"/>"expiration_date": "07/15/2019 12:00:00 AM",</text:p>
      <text:p text:style-name="P6"><text:s text:c="6"/>"location": "(37.710003334289446, -122.47141191312888)",</text:p>
      <text:p text:style-name="P6"><text:s text:c="6"/>"fire_prevention_districts": 1,</text:p>
      <text:p text:style-name="P6"><text:s text:c="6"/>"police_districts": 8,</text:p>
      <text:p text:style-name="P6"><text:s text:c="6"/>"supervisor_districts": 4,</text:p>
      <text:p text:style-name="P6"><text:s text:c="6"/>"zip_codes": 64,</text:p>
      <text:p text:style-name="P6"><text:s text:c="6"/>"neighborhoods_old": 14</text:p>
      <text:p text:style-name="P6"><text:s text:c="4"/>},</text:p>
      <text:p text:style-name="P6"><text:s text:c="4"/>{</text:p>
      <text:p text:style-name="P6"><text:s text:c="6"/>"id": 362,</text:p>
      <text:p text:style-name="P6"><text:s text:c="6"/>"closest_distance": "2297.40515166 m",</text:p>
      <text:p text:style-name="P6"><text:s text:c="6"/>"location_id": 931094,</text:p>
      <text:p text:style-name="P6"><text:s text:c="6"/>"applicant": "Swell Cream &amp; Coffee",</text:p>
      <text:p text:style-name="P6"><text:s text:c="6"/>"facility_type": "Truck",</text:p>
      <text:p text:style-name="P6"><text:s text:c="6"/>"cnn": 12410000,</text:p>
      <text:p text:style-name="P6"><text:s text:c="6"/>"location_description": "TARAVAL ST: 34TH AVE to 35TH AVE (2400 - 2499)",</text:p>
      <text:p text:style-name="P6"><text:s text:c="6"/>"address": "2450 TARAVAL ST",</text:p>
      <text:p text:style-name="P6"><text:s text:c="6"/>"blocklot": "2363022",</text:p>
      <text:p text:style-name="P6"><text:s text:c="6"/>"block": "2363",</text:p>
      <text:p text:style-name="P6"><text:s text:c="6"/>"lot": "022",</text:p>
      <text:p text:style-name="P6"><text:s text:c="6"/>"permit": "17MFF-0002",</text:p>
      <text:p text:style-name="P6"><text:s text:c="6"/>"status": "REQUESTED",</text:p>
      <text:p text:style-name="P6"><text:s text:c="6"/>"foodItems": "Ice cream: coffee: pastries",</text:p>
      <text:p text:style-name="P6"><text:s text:c="6"/>"x": 5985532.259,</text:p>
      <text:p text:style-name="P6"><text:s text:c="6"/>"y": 2098975.331,</text:p>
      <text:p text:style-name="P6"><text:s text:c="6"/>"latitude": 37.74255037355925,</text:p>
      <text:p text:style-name="P6"><text:s text:c="6"/>"longitude": -122.49267708221483,</text:p>
      <text:p text:style-name="P6"><text:s text:c="6"/>"schedule": "http://bsm.sfdpw.org/PermitsTracker/reports/report.aspx?title=schedule&amp;report=rptSchedule&amp;params=permit=17MFF-0002&amp;ExportPDF=1&amp;Filename=17MFF-0002_schedule.pdf",</text:p>
      <text:p text:style-name="P6"><text:s text:c="6"/>"dayshours": null,</text:p>
      <text:p text:style-name="P6"><text:s text:c="6"/>"noi_sent": null,</text:p>
      <text:p text:style-name="P6"><text:s text:c="6"/>"approved": null,</text:p>
      <text:p text:style-name="P6"><text:s text:c="6"/>"received": 20170130,</text:p>
      <text:p text:style-name="P6"><text:soft-page-break/><text:s text:c="6"/>"prior_permit": 0,</text:p>
      <text:p text:style-name="P6"><text:s text:c="6"/>"expiration_date": "01/30/2018 12:00:00 AM",</text:p>
      <text:p text:style-name="P6"><text:s text:c="6"/>"location": "(37.74255037355925, -122.49267708221483)",</text:p>
      <text:p text:style-name="P6"><text:s text:c="6"/>"fire_prevention_districts": 1,</text:p>
      <text:p text:style-name="P6"><text:s text:c="6"/>"police_districts": 8,</text:p>
      <text:p text:style-name="P6"><text:s text:c="6"/>"supervisor_districts": 3,</text:p>
      <text:p text:style-name="P6"><text:s text:c="6"/>"zip_codes": 29491,</text:p>
      <text:p text:style-name="P6"><text:s text:c="6"/>"neighborhoods_old": 35</text:p>
      <text:p text:style-name="P6"><text:s text:c="4"/>}</text:p>
      <text:p text:style-name="P6"><text:s text:c="2"/>]</text:p>
      <text:p text:style-name="P6">}</text:p>
      <text:p text:style-name="P6"/>
      <text:p text:style-name="P6"/>
      <text:p text:style-name="P4"><text:span text:style-name="T2">Errors</text:span>:</text:p>
      <text:p text:style-name="P4"/>
      <text:p text:style-name="P7">{</text:p>
      <text:p text:style-name="P7"><text:s text:c="2"/>"error": "Please provide valid page number"</text:p>
      <text:p text:style-name="P7">}</text:p>
      <text:p text:style-name="P7"/>
      <text:p text:style-name="P7"/>
      <text:p text:style-name="P7">{</text:p>
      <text:p text:style-name="P7"><text:s text:c="2"/>"error": "Please provide valid page <text:span text:style-name="T2">size</text:span>"</text:p>
      <text:p text:style-name="P7">}</text:p>
      <text:p text:style-name="P7"/>
      <text:p text:style-name="P7"/>
      <text:p text:style-name="P7">{</text:p>
      <text:p text:style-name="P7"><text:s text:c="2"/>"error": "Please provide facility_type"</text:p>
      <text:p text:style-name="P7">}</text:p>
      <text:p text:style-name="P7"/>
      <text:p text:style-name="P7"/>
      <text:p text:style-name="P7">{</text:p>
      <text:p text:style-name="P7"><text:s text:c="2"/>"error": "Please provide longitude"</text:p>
      <text:p text:style-name="P7">}</text:p>
      <text:p text:style-name="P7"/>
      <text:p text:style-name="P7"/>
      <text:p text:style-name="P7">{</text:p>
      <text:p text:style-name="P7"><text:s text:c="2"/>"error": "Please provide latitude"</text:p>
      <text:p text:style-name="P7">}</text:p>
      <text:p text:style-name="P7"/>
      <text:p text:style-name="P7"/>
      <text:p text:style-name="P7">{</text:p>
      <text:p text:style-name="P7"><text:s text:c="2"/>"error": "Please provide facility_count"</text:p>
      <text:p text:style-name="P7">}</text:p>
      <text:p text:style-name="P7"/>
      <text:p text:style-name="P7"/>
      <text:p text:style-name="P7">{</text:p>
      <text:p text:style-name="P7"><text:s text:c="2"/>"error": "Please provide valid facility_type"</text:p>
      <text:p text:style-name="P7">}</text:p>
      <text:p text:style-name="P7"/>
      <text:p text:style-name="P7"/>
      <text:p text:style-name="P7"/>
      <text:p text:style-name="P7"><text:soft-page-break/>{</text:p>
      <text:p text:style-name="P7"><text:s text:c="2"/>"error": "Please provide valid longitude"</text:p>
      <text:p text:style-name="P7">}</text:p>
      <text:p text:style-name="P7"/>
      <text:p text:style-name="P7"/>
      <text:p text:style-name="P7">{</text:p>
      <text:p text:style-name="P7"><text:s text:c="2"/>"error": "Please provide valid latitude"</text:p>
      <text:p text:style-name="P7">}</text:p>
      <text:p text:style-name="P7"/>
      <text:p text:style-name="P7"/>
      <text:p text:style-name="P7">{</text:p>
      <text:p text:style-name="P7"><text:s text:c="2"/>"error": "Please provide valid facility_count"</text:p>
      <text:p text:style-name="P7">}</text:p>
      <text:p text:style-name="P7"/>
      <text:p text:style-name="P7"/>
      <text:p text:style-name="P7">{</text:p>
      <text:p text:style-name="P7"><text:s text:c="2"/>"error": "Please provide minimum 5 facility_count"</text:p>
      <text:p text:style-name="P7">}</text:p>
      <text:p text:style-name="P7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3:31:25.264849247</meta:creation-date>
    <dc:date>2024-05-09T15:07:52.909536079</dc:date>
    <meta:editing-duration>PT8M9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7" meta:paragraph-count="320" meta:word-count="780" meta:character-count="8993" meta:non-whitespace-character-count="7523"/>
  </office:meta>
</office:document-meta>
</file>